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ffffff" draw:marker-start-width="0.517cm" draw:marker-end-width="0.517cm" draw:fill="solid" draw:fill-color="#3fbdbe" draw:textarea-vertical-align="middle" fo:padding-top="0.23cm" fo:padding-bottom="0.23cm" fo:padding-left="0.355cm" fo:padding-right="0.355cm"/>
    </style:style>
    <style:style style:name="P1" style:family="paragraph">
      <loext:graphic-properties draw:fill="solid" draw:fill-color="#3fbdbe"/>
      <style:paragraph-properties fo:text-align="center"/>
    </style:style>
  </office:automatic-styles>
  <office:body>
    <office:drawing>
      <draw:page draw:name="page1" draw:style-name="dp1" draw:master-page-name="Standard">
        <draw:polygon draw:style-name="gr1" draw:text-style-name="P1" draw:layer="layout" svg:width="2.999cm" svg:height="2.999cm" draw:transform="rotate (-3.14159265358979) translate (4cm 3cm)" svg:viewBox="0 0 3000 3000" draw:points="1000,3000 1400,3000 2000,3000 2000,2000 3000,2000 3000,1000 2000,1000 2000,0 1000,0 1000,1000 0,1000 0,2000 1000,2000">
          <text:p/>
        </draw:polygon>
        <draw:polygon draw:style-name="gr1" draw:text-style-name="P1" draw:layer="layout" svg:width="1.999cm" svg:height="2.999cm" svg:x="3cm" svg:y="0cm" svg:viewBox="0 0 2000 3000" draw:points="0,0 2000,0 2000,3000 0,3000 0,2000 1000,2000 1000,1000 0,1000">
          <text:p/>
        </draw:polygon>
        <draw:polygon draw:style-name="gr1" draw:text-style-name="P1" draw:layer="layout" svg:width="1.999cm" svg:height="3.999cm" draw:transform="rotate (-3.14159265358979) translate (2cm 4cm)" svg:viewBox="0 0 2000 4000" draw:points="0,4000 2000,4000 2000,0 1000,0 1000,3000 0,3000">
          <text:p/>
        </draw:polygon>
        <draw:polygon draw:style-name="gr1" draw:text-style-name="P1" draw:layer="layout" svg:width="2.999cm" svg:height="2.999cm" draw:transform="rotate (1.5707963267949) translate (0cm 5cm)" svg:viewBox="0 0 3000 3000" draw:points="1000,3000 2000,3000 2000,2000 3000,2000 3000,1000 1000,1000 1000,0 0,0 0,2000 1000,2000">
          <text:p/>
        </draw:polygon>
        <draw:polygon draw:style-name="gr1" draw:text-style-name="P1" draw:layer="layout" svg:width="1.999cm" svg:height="2.999cm" draw:transform="rotate (1.5707963267949) translate (2cm 5cm)" svg:viewBox="0 0 2000 3000" draw:points="0,3000 2000,3000 2000,1000 1000,1000 1000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19:37:37.404882417</meta:creation-date>
    <dc:date>2018-06-21T19:55:56.530445908</dc:date>
    <meta:editing-duration>PT9M11S</meta:editing-duration>
    <meta:editing-cycles>6</meta:editing-cycles>
    <meta:generator>LibreOffice/5.3.7.2.0$Linux_X86_64 LibreOffice_project/30$Build-2</meta:generator>
    <meta:document-statistic meta:object-count="5"/>
  </office:meta>
</office:document-meta>
</file>